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ToMapMapper.RowToMapMapper( ResultSet resultSet , Class returnTypeClass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wToMapMapper.mapRowToRetur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